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Locator.locate( String factor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Locator.loadFactory( String className , ClassLoader class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ctoryLocator.locate( String factoryId , String altClassName , ClassLoader classLoad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FactoryLocator.locate( String factoryId , String alt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